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3973">
            <text:p>GX-13973</text:p>
          </table:table-cell>
          <table:table-cell office:value-type="float" office:value="44.66">
            <text:p>44.66</text:p>
          </table:table-cell>
          <table:table-cell office:value-type="float" office:value="-63.13">
            <text:p>-63.13</text:p>
          </table:table-cell>
          <table:table-cell office:value-type="float" office:value="8800.0">
            <text:p>8800.0</text:p>
          </table:table-cell>
          <table:table-cell office:value-type="float" office:value="390.0">
            <text:p>3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9.9">
            <text:p>-19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3972">
            <text:p>GX-13972</text:p>
          </table:table-cell>
          <table:table-cell office:value-type="float" office:value="44.68">
            <text:p>44.68</text:p>
          </table:table-cell>
          <table:table-cell office:value-type="float" office:value="-63.12">
            <text:p>-63.12</text:p>
          </table:table-cell>
          <table:table-cell office:value-type="float" office:value="7500.0">
            <text:p>75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4.5">
            <text:p>-34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2251">
            <text:p>GX-12251</text:p>
          </table:table-cell>
          <table:table-cell office:value-type="float" office:value="44.64">
            <text:p>44.64</text:p>
          </table:table-cell>
          <table:table-cell office:value-type="float" office:value="-63.34">
            <text:p>-63.34</text:p>
          </table:table-cell>
          <table:table-cell office:value-type="float" office:value="1535.0">
            <text:p>1535.0</text:p>
          </table:table-cell>
          <table:table-cell office:value-type="float" office:value="220.0">
            <text:p>22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4.2">
            <text:p>-4.2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1342">
            <text:p>GX-11342</text:p>
          </table:table-cell>
          <table:table-cell office:value-type="float" office:value="44.64">
            <text:p>44.64</text:p>
          </table:table-cell>
          <table:table-cell office:value-type="float" office:value="-63.34">
            <text:p>-63.34</text:p>
          </table:table-cell>
          <table:table-cell office:value-type="float" office:value="3220.0">
            <text:p>322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5">
            <text:p>-6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6490">
            <text:p>GX-6490</text:p>
          </table:table-cell>
          <table:table-cell office:value-type="float" office:value="44.32">
            <text:p>44.32</text:p>
          </table:table-cell>
          <table:table-cell office:value-type="float" office:value="-64.21">
            <text:p>-64.21</text:p>
          </table:table-cell>
          <table:table-cell office:value-type="float" office:value="7070.0">
            <text:p>707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7.0">
            <text:p>-27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cottMedioli1982,VacchiEtal2018">
            <text:p>ScottMedioli1982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2250">
            <text:p>GX-12250</text:p>
          </table:table-cell>
          <table:table-cell office:value-type="float" office:value="44.64">
            <text:p>44.64</text:p>
          </table:table-cell>
          <table:table-cell office:value-type="float" office:value="-63.34">
            <text:p>-63.34</text:p>
          </table:table-cell>
          <table:table-cell office:value-type="float" office:value="1650.0">
            <text:p>1650.0</text:p>
          </table:table-cell>
          <table:table-cell office:value-type="float" office:value="180.0">
            <text:p>1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.9">
            <text:p>-3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2249">
            <text:p>GX-12249</text:p>
          </table:table-cell>
          <table:table-cell office:value-type="float" office:value="44.64">
            <text:p>44.64</text:p>
          </table:table-cell>
          <table:table-cell office:value-type="float" office:value="-63.34">
            <text:p>-63.34</text:p>
          </table:table-cell>
          <table:table-cell office:value-type="float" office:value="815.0">
            <text:p>815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.5">
            <text:p>-2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1344">
            <text:p>GX-11344</text:p>
          </table:table-cell>
          <table:table-cell office:value-type="float" office:value="44.64">
            <text:p>44.64</text:p>
          </table:table-cell>
          <table:table-cell office:value-type="float" office:value="-63.34">
            <text:p>-63.34</text:p>
          </table:table-cell>
          <table:table-cell office:value-type="float" office:value="1990.0">
            <text:p>199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.7">
            <text:p>-3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3974">
            <text:p>GX-13974</text:p>
          </table:table-cell>
          <table:table-cell office:value-type="float" office:value="44.65">
            <text:p>44.65</text:p>
          </table:table-cell>
          <table:table-cell office:value-type="float" office:value="-62.95">
            <text:p>-62.95</text:p>
          </table:table-cell>
          <table:table-cell office:value-type="float" office:value="9240.0">
            <text:p>9240.0</text:p>
          </table:table-cell>
          <table:table-cell office:value-type="float" office:value="130.0">
            <text:p>13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43.3">
            <text:p>-43.3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20">
            <text:p>AA-47220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996.0">
            <text:p>996.0</text:p>
          </table:table-cell>
          <table:table-cell office:value-type="float" office:value="36.0">
            <text:p>36.0</text:p>
          </table:table-cell>
          <table:table-cell office:value-type="string" office:value="woody material">
            <text:p>woody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8605">
            <text:p>GX-8605</text:p>
          </table:table-cell>
          <table:table-cell office:value-type="float" office:value="44.69">
            <text:p>44.69</text:p>
          </table:table-cell>
          <table:table-cell office:value-type="float" office:value="-63.63">
            <text:p>-63.63</text:p>
          </table:table-cell>
          <table:table-cell office:value-type="float" office:value="7705.0">
            <text:p>7705.0</text:p>
          </table:table-cell>
          <table:table-cell office:value-type="float" office:value="550.0">
            <text:p>5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1.0">
            <text:p>-21.0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string" office:value="MillerEtal1982,VacchiEtal2018">
            <text:p>MillerEtal1982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08">
            <text:p>AA-47208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508.0">
            <text:p>508.0</text:p>
          </table:table-cell>
          <table:table-cell office:value-type="float" office:value="33.0">
            <text:p>33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4652">
            <text:p>GX-4652</text:p>
          </table:table-cell>
          <table:table-cell office:value-type="float" office:value="44.73">
            <text:p>44.73</text:p>
          </table:table-cell>
          <table:table-cell office:value-type="float" office:value="-63.26">
            <text:p>-63.26</text:p>
          </table:table-cell>
          <table:table-cell office:value-type="float" office:value="1940.0">
            <text:p>1940.0</text:p>
          </table:table-cell>
          <table:table-cell office:value-type="float" office:value="140.0">
            <text:p>140.0</text:p>
          </table:table-cell>
          <table:table-cell office:value-type="string" office:value="wood fragment">
            <text:p>wood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4542">
            <text:p>GX-4542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9600.0">
            <text:p>9600.0</text:p>
          </table:table-cell>
          <table:table-cell office:value-type="float" office:value="220.0">
            <text:p>2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5">
            <text:p>12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cottEtal1995,VacchiEtal2018">
            <text:p>ScottEtal199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11">
            <text:p>AA-47211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819.0">
            <text:p>819.0</text:p>
          </table:table-cell>
          <table:table-cell office:value-type="float" office:value="36.0">
            <text:p>36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07">
            <text:p>AA-47207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326.0">
            <text:p>326.0</text:p>
          </table:table-cell>
          <table:table-cell office:value-type="float" office:value="33.0">
            <text:p>33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06">
            <text:p>AA-47206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355.0">
            <text:p>355.0</text:p>
          </table:table-cell>
          <table:table-cell office:value-type="float" office:value="34.0">
            <text:p>34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05">
            <text:p>AA-47205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346.0">
            <text:p>346.0</text:p>
          </table:table-cell>
          <table:table-cell office:value-type="float" office:value="33.0">
            <text:p>33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12">
            <text:p>AA-47212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868.0">
            <text:p>868.0</text:p>
          </table:table-cell>
          <table:table-cell office:value-type="float" office:value="35.0">
            <text:p>35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13">
            <text:p>AA-47213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995.0">
            <text:p>995.0</text:p>
          </table:table-cell>
          <table:table-cell office:value-type="float" office:value="35.0">
            <text:p>35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14">
            <text:p>AA-47214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1064.0">
            <text:p>1064.0</text:p>
          </table:table-cell>
          <table:table-cell office:value-type="float" office:value="35.0">
            <text:p>35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15">
            <text:p>AA-47215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1091.0">
            <text:p>1091.0</text:p>
          </table:table-cell>
          <table:table-cell office:value-type="float" office:value="34.0">
            <text:p>34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03">
            <text:p>AA-47203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104.0">
            <text:p>104.0</text:p>
          </table:table-cell>
          <table:table-cell office:value-type="float" office:value="33.0">
            <text:p>33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16">
            <text:p>AA-47216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350.0">
            <text:p>350.0</text:p>
          </table:table-cell>
          <table:table-cell office:value-type="float" office:value="34.0">
            <text:p>34.0</text:p>
          </table:table-cell>
          <table:table-cell office:value-type="string" office:value="juncus spp">
            <text:p>juncus sp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9448">
            <text:p>GX-19448</text:p>
          </table:table-cell>
          <table:table-cell office:value-type="float" office:value="44.64">
            <text:p>44.64</text:p>
          </table:table-cell>
          <table:table-cell office:value-type="float" office:value="-63.55">
            <text:p>-63.55</text:p>
          </table:table-cell>
          <table:table-cell office:value-type="float" office:value="7700.0">
            <text:p>7700.0</text:p>
          </table:table-cell>
          <table:table-cell office:value-type="float" office:value="260.0">
            <text:p>2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6.9">
            <text:p>-26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EdgecombeEtal1999,VacchiEtal2018">
            <text:p>EdgecombeEtal1999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9316">
            <text:p>GX-19316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3757.0">
            <text:p>3757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7">
            <text:p>-9.7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 office:value="ScottEtal1995,VacchiEtal2018">
            <text:p>ScottEtal199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9314">
            <text:p>GX-19314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3886.0">
            <text:p>3886.0</text:p>
          </table:table-cell>
          <table:table-cell office:value-type="float" office:value="62.0">
            <text:p>62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3">
            <text:p>-10.3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 office:value="ScottEtal1995,VacchiEtal2018">
            <text:p>ScottEtal199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19">
            <text:p>AA-47219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967.0">
            <text:p>967.0</text:p>
          </table:table-cell>
          <table:table-cell office:value-type="float" office:value="36.0">
            <text:p>36.0</text:p>
          </table:table-cell>
          <table:table-cell office:value-type="string" office:value="juncus spp">
            <text:p>juncus sp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09">
            <text:p>AA-47209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534.0">
            <text:p>534.0</text:p>
          </table:table-cell>
          <table:table-cell office:value-type="float" office:value="35.0">
            <text:p>35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04">
            <text:p>AA-47204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426.0">
            <text:p>426.0</text:p>
          </table:table-cell>
          <table:table-cell office:value-type="float" office:value="34.0">
            <text:p>34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8459">
            <text:p>GX-18459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3820.0">
            <text:p>3820.0</text:p>
          </table:table-cell>
          <table:table-cell office:value-type="float" office:value="165.0">
            <text:p>16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9">
            <text:p>-9.9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 office:value="ScottEtal1995,VacchiEtal2018">
            <text:p>ScottEtal199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8458">
            <text:p>GX-18458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1735.0">
            <text:p>1735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">
            <text:p>-3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95,VacchiEtal2018">
            <text:p>ScottEtal199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5708">
            <text:p>GX-5708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3525.0">
            <text:p>3525.0</text:p>
          </table:table-cell>
          <table:table-cell office:value-type="float" office:value="210.0">
            <text:p>2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2">
            <text:p>-8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95,VacchiEtal2018">
            <text:p>ScottEtal199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8455">
            <text:p>GX-18455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3830.0">
            <text:p>383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.3">
            <text:p>-11.3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 office:value="ScottEtal1995,VacchiEtal2018">
            <text:p>ScottEtal199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18454">
            <text:p>GX-18454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2710.0">
            <text:p>2710.0</text:p>
          </table:table-cell>
          <table:table-cell office:value-type="float" office:value="155.0">
            <text:p>15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2">
            <text:p>-6.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 office:value="ScottEtal1995,VacchiEtal2018">
            <text:p>ScottEtal199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18">
            <text:p>AA-47218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841.0">
            <text:p>841.0</text:p>
          </table:table-cell>
          <table:table-cell office:value-type="float" office:value="35.0">
            <text:p>35.0</text:p>
          </table:table-cell>
          <table:table-cell office:value-type="string" office:value="juncus spp">
            <text:p>juncus sp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AA-47210">
            <text:p>AA-47210</text:p>
          </table:table-cell>
          <table:table-cell office:value-type="float" office:value="44.74">
            <text:p>44.74</text:p>
          </table:table-cell>
          <table:table-cell office:value-type="float" office:value="-63.26">
            <text:p>-63.26</text:p>
          </table:table-cell>
          <table:table-cell office:value-type="float" office:value="608.0">
            <text:p>608.0</text:p>
          </table:table-cell>
          <table:table-cell office:value-type="float" office:value="34.0">
            <text:p>34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5,VacchiEtal2018">
            <text:p>GehrelsEtal2005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X-6806">
            <text:p>GX-6806</text:p>
          </table:table-cell>
          <table:table-cell office:value-type="float" office:value="44.69">
            <text:p>44.69</text:p>
          </table:table-cell>
          <table:table-cell office:value-type="float" office:value="-63.63">
            <text:p>-63.63</text:p>
          </table:table-cell>
          <table:table-cell office:value-type="float" office:value="5830.0">
            <text:p>5830.0</text:p>
          </table:table-cell>
          <table:table-cell office:value-type="float" office:value="230.0">
            <text:p>2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1.4">
            <text:p>-21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illerEtal1982,VacchiEtal2018">
            <text:p>MillerEtal1982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BETA-51312">
            <text:p>BETA-51312</text:p>
          </table:table-cell>
          <table:table-cell office:value-type="float" office:value="44.73">
            <text:p>44.73</text:p>
          </table:table-cell>
          <table:table-cell office:value-type="float" office:value="-63.26">
            <text:p>-63.26</text:p>
          </table:table-cell>
          <table:table-cell office:value-type="float" office:value="1840.0">
            <text:p>1840.0</text:p>
          </table:table-cell>
          <table:table-cell office:value-type="float" office:value="70.0">
            <text:p>70.0</text:p>
          </table:table-cell>
          <table:table-cell office:value-type="string" office:value="spisula polynyma">
            <text:p>spisula polynym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.3">
            <text:p>-3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GSC-2128">
            <text:p>GSC-2128</text:p>
          </table:table-cell>
          <table:table-cell office:value-type="float" office:value="44.19">
            <text:p>44.19</text:p>
          </table:table-cell>
          <table:table-cell office:value-type="float" office:value="-64.44">
            <text:p>-64.44</text:p>
          </table:table-cell>
          <table:table-cell office:value-type="float" office:value="4170.0">
            <text:p>4170.0</text:p>
          </table:table-cell>
          <table:table-cell office:value-type="float" office:value="40.0">
            <text:p>40.0</text:p>
          </table:table-cell>
          <table:table-cell office:value-type="string" office:value="lake sed">
            <text:p>lake s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lake1988,VacchiEtal2018">
            <text:p>Blake1988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RIDDL-1082">
            <text:p>RIDDL-1082</text:p>
          </table:table-cell>
          <table:table-cell office:value-type="float" office:value="44.65">
            <text:p>44.65</text:p>
          </table:table-cell>
          <table:table-cell office:value-type="float" office:value="-62.95">
            <text:p>-62.95</text:p>
          </table:table-cell>
          <table:table-cell office:value-type="float" office:value="10980.0">
            <text:p>10980.0</text:p>
          </table:table-cell>
          <table:table-cell office:value-type="float" office:value="120.0">
            <text:p>120.0</text:p>
          </table:table-cell>
          <table:table-cell office:value-type="string" office:value="spisula polynyma shell">
            <text:p>spisula polynyma shel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44.9">
            <text:p>-44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RIDDL-1081">
            <text:p>RIDDL-1081</text:p>
          </table:table-cell>
          <table:table-cell office:value-type="float" office:value="44.65">
            <text:p>44.65</text:p>
          </table:table-cell>
          <table:table-cell office:value-type="float" office:value="-62.95">
            <text:p>-62.95</text:p>
          </table:table-cell>
          <table:table-cell office:value-type="float" office:value="7680.0">
            <text:p>7680.0</text:p>
          </table:table-cell>
          <table:table-cell office:value-type="float" office:value="130.0">
            <text:p>130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42.0">
            <text:p>-42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RIDDL-1080">
            <text:p>RIDDL-1080</text:p>
          </table:table-cell>
          <table:table-cell office:value-type="float" office:value="44.65">
            <text:p>44.65</text:p>
          </table:table-cell>
          <table:table-cell office:value-type="float" office:value="-62.95">
            <text:p>-62.95</text:p>
          </table:table-cell>
          <table:table-cell office:value-type="float" office:value="7280.0">
            <text:p>7280.0</text:p>
          </table:table-cell>
          <table:table-cell office:value-type="float" office:value="100.0">
            <text:p>100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2.8">
            <text:p>-32.8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RIDDL-1079">
            <text:p>RIDDL-1079</text:p>
          </table:table-cell>
          <table:table-cell office:value-type="float" office:value="44.65">
            <text:p>44.65</text:p>
          </table:table-cell>
          <table:table-cell office:value-type="float" office:value="-62.95">
            <text:p>-62.95</text:p>
          </table:table-cell>
          <table:table-cell office:value-type="float" office:value="7190.0">
            <text:p>7190.0</text:p>
          </table:table-cell>
          <table:table-cell office:value-type="float" office:value="120.0">
            <text:p>12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1.7">
            <text:p>-31.7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RIDDL-1078">
            <text:p>RIDDL-1078</text:p>
          </table:table-cell>
          <table:table-cell office:value-type="float" office:value="44.65">
            <text:p>44.65</text:p>
          </table:table-cell>
          <table:table-cell office:value-type="float" office:value="-62.95">
            <text:p>-62.95</text:p>
          </table:table-cell>
          <table:table-cell office:value-type="float" office:value="4240.0">
            <text:p>4240.0</text:p>
          </table:table-cell>
          <table:table-cell office:value-type="float" office:value="130.0">
            <text:p>130.0</text:p>
          </table:table-cell>
          <table:table-cell office:value-type="string" office:value="seaweed">
            <text:p>seaweed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18.8">
            <text:p>-18.8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RIDDL-1077">
            <text:p>RIDDL-1077</text:p>
          </table:table-cell>
          <table:table-cell office:value-type="float" office:value="44.65">
            <text:p>44.65</text:p>
          </table:table-cell>
          <table:table-cell office:value-type="float" office:value="-62.95">
            <text:p>-62.95</text:p>
          </table:table-cell>
          <table:table-cell office:value-type="float" office:value="6130.0">
            <text:p>6130.0</text:p>
          </table:table-cell>
          <table:table-cell office:value-type="float" office:value="110.0">
            <text:p>11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BETA-19587">
            <text:p>BETA-19587</text:p>
          </table:table-cell>
          <table:table-cell office:value-type="float" office:value="44.68">
            <text:p>44.68</text:p>
          </table:table-cell>
          <table:table-cell office:value-type="float" office:value="-63.12">
            <text:p>-63.12</text:p>
          </table:table-cell>
          <table:table-cell office:value-type="float" office:value="6790.0">
            <text:p>6790.0</text:p>
          </table:table-cell>
          <table:table-cell office:value-type="float" office:value="80.0">
            <text:p>80.0</text:p>
          </table:table-cell>
          <table:table-cell office:value-type="string" office:value="organic mud">
            <text:p>organic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0.0">
            <text:p>-30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1993,VacchiEtal2018">
            <text:p>ShawEtal1993,VacchiEtal2018</text:p>
          </table:table-cell>
        </table:table-row>
        <table:table-row>
          <table:table-cell office:value-type="string" office:value="Halifax">
            <text:p>Halifax</text:p>
          </table:table-cell>
          <table:table-cell office:value-type="string" office:value="radiocarbon">
            <text:p>radiocarbon</text:p>
          </table:table-cell>
          <table:table-cell office:value-type="string" office:value="TO-3172">
            <text:p>TO-3172</text:p>
          </table:table-cell>
          <table:table-cell office:value-type="float" office:value="44.73">
            <text:p>44.73</text:p>
          </table:table-cell>
          <table:table-cell office:value-type="float" office:value="-63.26">
            <text:p>-63.26</text:p>
          </table:table-cell>
          <table:table-cell office:value-type="float" office:value="740.0">
            <text:p>740.0</text:p>
          </table:table-cell>
          <table:table-cell office:value-type="float" office:value="50.0">
            <text:p>50.0</text:p>
          </table:table-cell>
          <table:table-cell office:value-type="string" office:value="spisula polynyma">
            <text:p>spisula polynym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.4">
            <text:p>-2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tal1993,VacchiEtal2018">
            <text:p>ShawEtal1993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